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 draw:shadow="visible" draw:shadow-offset-x="0.07cm" draw:shadow-offset-y="0.07cm"/>
    </style:style>
    <style:style style:name="gr2" style:family="graphic" style:parent-style-name="standard">
      <style:graphic-properties draw:fill="solid" draw:fill-color="#204a87" draw:textarea-horizontal-align="justify" draw:textarea-vertical-align="middle" draw:auto-grow-height="false" draw:shadow="visible" draw:shadow-offset-x="0.07cm" draw:shadow-offset-y="0.0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0.843cm" svg:height="0.022cm" draw:transform="skewX (-0.88715085878855) rotate (0.349938515024797) translate (0.5cm 0.539cm)">
          <text:p/>
        </draw:rect>
        <draw:rect draw:style-name="gr1" draw:text-style-name="P1" draw:layer="layout" svg:width="0.826cm" svg:height="0.015cm" draw:transform="skewX (1.10706234453979) rotate (1.33604954240141) translate (0.275cm 1.478cm)">
          <text:p/>
        </draw:rect>
        <draw:custom-shape draw:style-name="gr2" draw:text-style-name="P1" draw:layer="layout" svg:width="0.379cm" svg:height="0.38cm" svg:x="0.321cm" svg:y="0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9cm" svg:height="0.379cm" svg:x="0.038cm" svg:y="1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9cm" svg:height="0.38cm" svg:x="1.2cm" svg:y="0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10-25T17:49:24.25</dc:date>
    <meta:editing-duration>PT13H26M12S</meta:editing-duration>
    <meta:editing-cycles>11</meta:editing-cycles>
    <meta:generator>OpenOffice.org/3.1$Win32 OpenOffice.org_project/310m11$Build-9399</meta:generator>
    <dc:creator>sebastian </dc:cre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